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break-before="auto" fo:break-after="auto" fo:padding="0in" fo:border="none"/>
    </style:style>
    <style:style style:name="P2" style:family="paragraph" style:parent-style-name="Standard">
      <style:paragraph-properties fo:text-align="justify" style:justify-single-word="false" fo:break-before="auto" fo:break-after="auto" fo:padding="0in" fo:border="none"/>
      <style:text-properties style:text-underline-style="solid" style:text-underline-width="auto" style:text-underline-color="font-color"/>
    </style:style>
    <style:style style:name="P3" style:family="paragraph" style:parent-style-name="Standard" style:list-style-name="WWNum15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4" style:family="paragraph" style:parent-style-name="Standard" style:list-style-name="WWNum16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5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6" style:family="paragraph" style:parent-style-name="Standard" style:list-style-name="WWNum8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7" style:family="paragraph" style:parent-style-name="Standard" style:list-style-name="WWNum5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8" style:family="paragraph" style:parent-style-name="Standard" style:list-style-name="WWNum12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9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10" style:family="paragraph" style:parent-style-name="Standard" style:list-style-name="WWNum9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11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12" style:family="paragraph" style:parent-style-name="Standard" style:list-style-name="WWNum14">
      <style:paragraph-properties fo:margin-left="0.5in" fo:margin-right="0in" fo:text-align="justify" style:justify-single-word="false" fo:text-indent="-0.25in" style:auto-text-indent="false" fo:break-before="auto" fo:break-after="auto" fo:padding="0in" fo:border="none"/>
    </style:style>
    <style:style style:name="P13" style:family="paragraph" style:parent-style-name="Standard">
      <style:paragraph-properties fo:margin-left="0.5in" fo:margin-right="0in" fo:text-align="justify" style:justify-single-word="false" fo:text-indent="0in" style:auto-text-indent="false" fo:break-before="auto" fo:break-after="auto" fo:padding="0in" fo:border="none"/>
    </style:style>
    <style:style style:name="P14" style:family="paragraph" style:parent-style-name="Standard" style:list-style-name="WWNum6">
      <style:paragraph-properties fo:margin-left="1in" fo:margin-right="0in" fo:text-align="justify" style:justify-single-word="false" fo:text-indent="-0.25in" style:auto-text-indent="false" fo:break-before="auto" fo:break-after="auto" fo:padding="0in" fo:border="none"/>
    </style:style>
    <style:style style:name="P15" style:family="paragraph" style:parent-style-name="Standard" style:list-style-name="WWNum18">
      <style:paragraph-properties fo:margin-left="1in" fo:margin-right="0in" fo:text-align="justify" style:justify-single-word="false" fo:text-indent="-0.25in" style:auto-text-indent="false" fo:break-before="auto" fo:break-after="auto" fo:padding="0in" fo:border="none"/>
    </style:style>
    <style:style style:name="P16" style:family="paragraph" style:parent-style-name="Standard" style:list-style-name="WWNum10">
      <style:paragraph-properties fo:margin-left="1in" fo:margin-right="0in" fo:text-align="justify" style:justify-single-word="false" fo:text-indent="-0.25in" style:auto-text-indent="false" fo:break-before="auto" fo:break-after="auto" fo:padding="0in" fo:border="none"/>
    </style:style>
    <style:style style:name="P17" style:family="paragraph" style:parent-style-name="Standard" style:list-style-name="WWNum11">
      <style:paragraph-properties fo:margin-left="1in" fo:margin-right="0in" fo:text-align="justify" style:justify-single-word="false" fo:text-indent="-0.25in" style:auto-text-indent="false" fo:break-before="auto" fo:break-after="auto" fo:padding="0in" fo:border="none"/>
    </style:style>
    <style:style style:name="P18" style:family="paragraph" style:parent-style-name="Standard" style:list-style-name="WWNum4">
      <style:paragraph-properties fo:margin-left="1in" fo:margin-right="0in" fo:text-align="justify" style:justify-single-word="false" fo:text-indent="-0.25in" style:auto-text-indent="false" fo:break-before="auto" fo:break-after="auto" fo:padding="0in" fo:border="none"/>
    </style:style>
    <style:style style:name="P19" style:family="paragraph" style:parent-style-name="Standard" style:list-style-name="WWNum17">
      <style:paragraph-properties fo:margin-left="1in" fo:margin-right="0in" fo:text-align="justify" style:justify-single-word="false" fo:text-indent="-0.25in" style:auto-text-indent="false" fo:break-before="auto" fo:break-after="auto" fo:padding="0in" fo:border="none"/>
    </style:style>
    <style:style style:name="P20" style:family="paragraph" style:parent-style-name="Standard" style:list-style-name="WWNum13">
      <style:paragraph-properties fo:margin-left="1in" fo:margin-right="0in" fo:text-align="justify" style:justify-single-word="false" fo:text-indent="-0.25in" style:auto-text-indent="false" fo:break-before="auto" fo:break-after="auto" fo:padding="0in" fo:border="none"/>
    </style:style>
    <style:style style:name="P21" style:family="paragraph" style:parent-style-name="Standard" style:list-style-name="WWNum7">
      <style:paragraph-properties fo:margin-left="1in" fo:margin-right="0in" fo:text-align="justify" style:justify-single-word="false" fo:text-indent="-0.25in" style:auto-text-indent="false" fo:break-before="auto" fo:break-after="auto" fo:padding="0in" fo:border="none"/>
    </style:style>
    <style:style style:name="P22" style:family="paragraph" style:parent-style-name="Standard">
      <style:paragraph-properties fo:margin-left="0in" fo:margin-right="0in" fo:text-align="justify" style:justify-single-word="false" fo:text-indent="0.5in" style:auto-text-indent="false" fo:break-before="auto" fo:break-after="auto" fo:padding="0in" fo:border="none"/>
    </style:style>
    <style:style style:name="P23" style:family="paragraph" style:parent-style-name="Standard">
      <style:paragraph-properties fo:margin-left="0.5in" fo:margin-right="0in" fo:text-align="justify" style:justify-single-word="false" fo:text-indent="0.5in" style:auto-text-indent="false" fo:break-before="auto" fo:break-after="auto" fo:padding="0in" fo:border="none"/>
    </style:style>
    <style:style style:name="P24" style:family="paragraph" style:parent-style-name="Title" style:master-page-name="Standard">
      <style:paragraph-properties fo:text-align="justify" style:justify-single-word="false" style:page-number="1" fo:break-before="auto" fo:break-after="auto" fo:padding="0in" fo:border="none"/>
    </style:style>
    <style:style style:name="P25" style:family="paragraph" style:parent-style-name="Subtitle">
      <style:paragraph-properties fo:text-align="justify" style:justify-single-word="false" fo:break-before="auto" fo:break-after="auto" fo:padding="0in" fo:border="none"/>
    </style:style>
    <style:style style:name="T1" style:family="text">
      <style:text-properties fo:background-color="#9fc5e8" loext:char-shading-value="0"/>
    </style:style>
    <style:style style:name="T2" style:family="text">
      <style:text-properties fo:background-color="#b4a7d6" loext:char-shading-value="0"/>
    </style:style>
    <style:style style:name="T3" style:family="text">
      <style:text-properties style:text-underline-style="none"/>
    </style:style>
    <style:style style:name="T4" style:family="text">
      <style:text-properties fo:background-color="#f4cccc" loext:char-shading-value="0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background-color="#ffe599" loext:char-shading-value="0"/>
    </style:style>
    <style:style style:name="T7" style:family="text">
      <style:text-properties style:text-underline-style="solid" style:text-underline-width="auto" style:text-underline-color="font-color" fo:background-color="#f4cccc" loext:char-shading-value="0"/>
    </style:style>
    <style:style style:name="T8" style:family="text">
      <style:text-properties fo:background-color="#ffe599" loext:char-shading-value="0"/>
    </style:style>
    <style:style style:name="T9" style:family="text">
      <style:text-properties fo:background-color="#d9d9d9" loext:char-shading-value="0"/>
    </style:style>
    <style:style style:name="T10" style:family="text">
      <style:text-properties fo:background-color="#b6d7a8" loext:char-shading-value="0"/>
    </style:style>
    <style:style style:name="T11" style:family="text">
      <style:text-properties fo:background-color="#6fa8dc" loext:char-shading-value="0"/>
    </style:style>
    <style:style style:name="T12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x225htaqkoin"/>7.2 Design at the Routine Level</text:p>
      <text:p text:style-name="P25"><text:bookmark text:name="_eigc9k13rcpb"/>Code Complete </text:p>
      <text:p text:style-name="P1"/>
      <text:p text:style-name="P1"><text:span text:style-name="T1">Cohesion:</text:span></text:p>
      <text:p text:style-name="P1"/>
      <text:list xml:id="list3053063665" text:style-name="WWNum15">
        <text:list-item>
          <text:p text:style-name="P3">The idea of<text:span text:style-name="T2"> cohesion </text:span>was introduced in a paper by Wayne Stevens, Glenford Myers, and Larry Constantine (1974). </text:p>
        </text:list-item>
      </text:list>
      <text:p text:style-name="P13">Other more modern concepts, including <text:span text:style-name="T2">abstraction and encapsulation</text:span>, tend to yield more insight at the class level.</text:p>
      <text:p text:style-name="P1"/>
      <text:list xml:id="list44607243" text:style-name="WWNum16">
        <text:list-item>
          <text:p text:style-name="P4"><text:span text:style-name="T4">For routines, cohesion refers to how closely the operations in a routine are related</text:span>.</text:p>
        </text:list-item>
      </text:list>
      <text:p text:style-name="P1"/>
      <text:p text:style-name="P1">Understanding the concepts is more important than remembering specific terms. <text:span text:style-name="T5">Use the concepts as aids in thinking about how to make routines as cohesive as possible</text:span>.</text:p>
      <text:p text:style-name="P1"/>
      <text:p text:style-name="P1"/>
      <text:list xml:id="list2138070838" text:style-name="WWNum3">
        <text:list-item>
          <text:p text:style-name="P5"><text:span text:style-name="T1">Functional cohesion</text:span> is <text:span text:style-name="T4">the strongest and best kind of cohesion, occurring when a routine performs one and only one operation</text:span>. Examples of highly cohesive routines include sin(), GetCustomerName(),</text:p>
        </text:list-item>
      </text:list>
      <text:p text:style-name="P1"/>
      <text:list xml:id="list3617971376" text:style-name="WWNum6">
        <text:list-item>
          <text:p text:style-name="P14">The evaluation of their cohesion assumes that <text:span text:style-name="T8">the routines do what their names say they do—if they do anything else, they are less cohesive and poorly named</text:span>.</text:p>
        </text:list-item>
      </text:list>
      <text:p text:style-name="P1"/>
      <text:p text:style-name="P1"/>
      <text:p text:style-name="P1"><text:span text:style-name="T9">Several other kinds of cohesion are normally considered to be less than ideal: </text:span></text:p>
      <text:p text:style-name="P2"/>
      <text:p text:style-name="P2"/>
      <text:list xml:id="list553335774" text:style-name="WWNum8">
        <text:list-item>
          <text:p text:style-name="P6"><text:span text:style-name="T1">Sequential cohesion</text:span> exists when a <text:span text:style-name="T4">routine contains operations that must be performed in a specific order</text:span>,<text:span text:style-name="T4"> that share data from step to step</text:span>, and that don't make up a complete function when done together.</text:p>
        </text:list-item>
      </text:list>
      <text:p text:style-name="P22"><text:span text:style-name="T4">How would you make the routine functionally cohesive? You'd create separate routines</text:span>.</text:p>
      <text:p text:style-name="P1"/>
      <text:p text:style-name="P1"/>
      <text:list xml:id="list837997716" text:style-name="WWNum5">
        <text:list-item>
          <text:p text:style-name="P7"><text:soft-page-break/><text:span text:style-name="T1">Communicational cohesion</text:span> occurs when <text:span text:style-name="T4">operations in a routine make use of the same data and aren't related in any other way</text:span>. </text:p>
        </text:list-item>
      </text:list>
      <text:p text:style-name="P1"/>
      <text:list xml:id="list748230399" text:style-name="WWNum18">
        <text:list-item>
          <text:p text:style-name="P15">If a routine prints a summary report and then reinitializes the summary data passed into it, the routine has communicational cohesion: <text:span text:style-name="T5">the two operations are related only by the fact that they use the same data</text:span>.</text:p>
        </text:list-item>
      </text:list>
      <text:p text:style-name="P1"/>
      <text:list xml:id="list501646344" text:style-name="WWNum10">
        <text:list-item>
          <text:p text:style-name="P16"><text:span text:style-name="T10">Split the operations into individual routines.</text:span> The first prints the report. The second reinitializes the data, close to the code that creates or modifies the data. <text:span text:style-name="T5">Call both routines from the higher-level routine that originally called the communicationally cohesive routine</text:span>.</text:p>
        </text:list-item>
      </text:list>
      <text:p text:style-name="P1"/>
      <text:p text:style-name="P1"/>
      <text:list xml:id="list2250848692" text:style-name="WWNum12">
        <text:list-item>
          <text:p text:style-name="P8"><text:span text:style-name="T11">Temporal cohesion</text:span> occurs when<text:span text:style-name="T4"> operations are combined into a routine because they are all done at the same time</text:span>. </text:p>
        </text:list-item>
      </text:list>
      <text:list xml:id="list2549009629" text:style-name="WWNum11">
        <text:list-item>
          <text:p text:style-name="P17">Typical examples would be Startup(), CompleteNewEmployee(), and Shutdown(). <text:span text:style-name="T6">Some programmers consider temporal cohesion to be unacceptable</text:span>.</text:p>
        </text:list-item>
      </text:list>
      <text:p text:style-name="P1"/>
      <text:list xml:id="list1328478531" text:style-name="WWNum4">
        <text:list-item>
          <text:p text:style-name="P18">It will be clear that the point of the routine is to <text:span text:style-name="T5">orchestrate activities</text:span> rather than to do them directly.</text:p>
        </text:list-item>
      </text:list>
      <text:p text:style-name="P1"/>
      <text:p text:style-name="P1"/>
      <text:p text:style-name="P1"><text:span text:style-name="T8">The remaining kinds of cohesion are generally unacceptable: </text:span><text:span text:style-name="T5">they result in code that's poorly organized, hard to debug, and hard to modify.</text:span></text:p>
      <text:p text:style-name="P1"/>
      <text:p text:style-name="P1"/>
      <text:list xml:id="list4292997484" text:style-name="WWNum1">
        <text:list-item>
          <text:p text:style-name="P9"><text:span text:style-name="T1">Procedural cohesion</text:span> occurs when <text:span text:style-name="T4">operations in a routine are done in a specified order</text:span>. </text:p>
        </text:list-item>
      </text:list>
      <text:list xml:id="list3136671545" text:style-name="WWNum17">
        <text:list-item>
          <text:p text:style-name="P19">An example is a routine that gets an employee name, then an address, and then a phone number. The order of these operations is important only because it matches the order in which the user is asked for the data on the input screen.</text:p>
        </text:list-item>
        <text:list-item>
          <text:p text:style-name="P19"><text:span text:style-name="T5">To achieve better cohesion, put the separate operations into their own routines</text:span>.</text:p>
        </text:list-item>
      </text:list>
      <text:p text:style-name="P1"/>
      <text:p text:style-name="P1"/>
      <text:list xml:id="list1080898337" text:style-name="WWNum9">
        <text:list-item>
          <text:p text:style-name="P10"><text:span text:style-name="T1">Logical cohesion</text:span> occurs when several operations are stuffed into the same routine and one of <text:span text:style-name="T4">the operations is selected by a control flag</text:span> that's passed in. It's called logical cohesion because the control flow or "logic" of the routine is the only thing that ties the operations together—<text:span text:style-name="T8">they're all in a big if statement or case statement together</text:span>.</text:p>
        </text:list-item>
      </text:list>
      <text:p text:style-name="P1"/>
      <text:list xml:id="list1035517764" text:style-name="WWNum13">
        <text:list-item>
          <text:p text:style-name="P20"><text:span text:style-name="T5">the operations are unrelated, a better name might </text:span><text:span text:style-name="T7">"illogical cohesion</text:span><text:span text:style-name="T5">."</text:span> </text:p>
        </text:list-item>
      </text:list>
      <text:p text:style-name="P13"/>
      <text:p text:style-name="P23">One example would be an InputAll() routine that inputs customer names, employee timecard information, or inventory data depending on a flag passed to the routine.</text:p>
      <text:p text:style-name="P13"><text:soft-page-break/></text:p>
      <text:list xml:id="list259712752" text:style-name="WWNum7">
        <text:list-item>
          <text:p text:style-name="P21"><text:span text:style-name="T5">If the operations use some of the same code or share data, the code should be moved into a lower-level routine</text:span> and <text:span text:style-name="T10">the routines should be packaged into a class</text:span>.</text:p>
        </text:list-item>
      </text:list>
      <text:p text:style-name="P1"/>
      <text:list xml:id="list83249408261614" text:continue-numbering="true" text:style-name="WWNum7">
        <text:list-item>
          <text:p text:style-name="P21"><text:span text:style-name="T5">It's usually all right, however, to create a logically cohesive routine if its code consists solely of a series of if or case statements and calls to other routines</text:span>. In such a case,<text:span text:style-name="T4"> if the routine's only function is to dispatch commands and it doesn't do any of the processing itself, that's usually a good design</text:span>. The technical term for this kind of routine is <text:span text:style-name="T1">"event handler."</text:span> An event handler is often used in interactive environments such as the Apple Macintosh, Microsoft Windows, and other GUI environments.</text:p>
        </text:list-item>
      </text:list>
      <text:p text:style-name="P1"/>
      <text:p text:style-name="P1"/>
      <text:p text:style-name="P1"><text:span text:style-name="T12">Cross-Reference </text:span></text:p>
      <text:p text:style-name="P1"/>
      <text:p text:style-name="P1">Although the routine might have better cohesion, a higher-level design issue is whether the system should be using a case statement instead of polymorphism. For more on this issue, see <text:span text:style-name="T8">"Replace conditionals with polymorphism (especially repeated case statements)"</text:span> in Specific Refactorings</text:p>
      <text:p text:style-name="P1"/>
      <text:p text:style-name="P1"/>
      <text:list xml:id="list2637426552" text:style-name="WWNum2">
        <text:list-item>
          <text:p text:style-name="P11"><text:span text:style-name="T4">Coincidental cohesion</text:span> occurs when the operations in a routine have no discernible relationship to each other. Other good names are <text:span text:style-name="T4">"no cohesion" or "chaotic cohesion."</text:span></text:p>
        </text:list-item>
      </text:list>
      <text:p text:style-name="P1"/>
      <text:p text:style-name="P1"/>
      <text:p text:style-name="P1"><text:span text:style-name="T12">Resumen:</text:span></text:p>
      <text:p text:style-name="P1"/>
      <text:list xml:id="list1332249414" text:style-name="WWNum14">
        <text:list-item>
          <text:p text:style-name="P12">None of these terms are magical or sacred. </text:p>
        </text:list-item>
        <text:list-item>
          <text:p text:style-name="P12"><text:span text:style-name="T5">Learn the ideas rather than the terminology.</text:span> </text:p>
        </text:list-item>
        <text:list-item>
          <text:p text:style-name="P12">It's nearly always possible to write routines with functional cohesion, so <text:span text:style-name="T5">focus your attention on functional cohesion</text:span> for maximum benefi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5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7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 text:start-value="3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 text:start-value="2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 text:start-value="6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 text:start-value="4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4" meta:word-count="779" meta:character-count="4749" meta:non-whitespace-character-count="4018"/>
    <meta:generator>LibreOfficeDev/6.0.5.2$Linux_X86_64 LibreOffice_project/</meta:generator>
  </office:meta>
</office:document-meta>
</file>